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Job.stripPrefixes( Map wrapp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Job.execute( JobExecu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skJob.createJobData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skJob.load( Element jobElement , String jobGroup , String servlet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skJob.save( NamespaceHelper helper ,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